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 fo:font-size="16pt" style:font-size-asian="16pt" style:font-size-complex="16pt" fo:font-weight="bold" style:font-weight-asian="bold"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T4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  <style:style style:name="3bf3dc" style:family="table">
      <style:table-properties style:rel-width="100" table:align="center"/>
    </style:style>
    <style:style style:name="0c9ba1" style:family="table">
      <style:table-properties style:rel-width="100" table:align="center"/>
    </style:style>
    <style:style style:name="3bf3dc" style:family="table">
      <style:table-properties style:rel-width="100" table:align="center"/>
    </style:style>
    <style:style style:name="e92570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able:table table:name="722caa" table:style="722caa">
          <table:table-column table:number-columns-repeated="3"/>
          <table:table-row>
            <table:table-cell office:value-type="string">
              <text:p><text:p text:style-name="Standard"><draw:frame draw:style-name="fr1" draw:name="3340d9" text:anchor-type="as-char" svg:width="2.69875cm" svg:height="1.5875cm" draw:z-index="1"><draw:image xlink:href="Pictures/section_image1.png" xlink:type="simple" xlink:show="embed" xlink:actuate="onLoad"/></draw:frame></text:p></text:p>
            </table:table-cell>
            <table:table-cell office:value-type="string">
              <text:p><text:span>Fertilizantes Nitrogenados de Venezuela, FERTINITRO, C.E.C</text:span></text:p>
            </table:table-cell>
            <table:table-cell office:value-type="string">
              <text:p text:style-name="Standard"><draw:frame draw:style-name="fr2" draw:name="1662d1" text:anchor-type="as-char" svg:width="2.3283333333333cm" svg:height="1.8520833333333cm" draw:z-index="2"><draw:image xlink:href="Pictures/section_image2.png" xlink:type="simple" xlink:show="embed" xlink:actuate="onLoad"/></draw:frame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ASIGNACIÓN DE EQUIPOS DE INFORMÁTICA Y TELECOMUNICACIONES</text:span></text:p>
            </table:table-cell>
            <table:table-cell office:value-type="string">
              <text:p text:style-name="Standard"/>
            </table:table-cell>
          </table:table-row>
        </table:table>
        <text:p text:style-name="Standard"/>
        <text:p><text:span text:style-name="T1">Fancy table</text:span></text:p>
        <table:table table:name="0c9ba1" table:style="0c9ba1">
          <table:table-column table:number-columns-repeated="5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><text:span text:style-name="T2">Table with colspan and rowspan</text:span></text:p>
        <table:table table:name="3bf3dc" table:style="3bf3dc">
          <table:table-column table:number-columns-repeated="4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1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><text:span>2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><text:span>3</text:span></text:p>
            </table:table-cell>
          </table:table-row>
        </table:table>
        <text:p text:style-name="Standard"/>
        <text:p text:style-name="Standard"/>
        <text:p><text:span text:style-name="T3">Nested table in a centered and 50% width table.</text:span></text:p>
        <table:table table:name="e92570" table:style="e92570">
          <table:table-column table:number-columns-repeated="1"/>
          <table:table-row>
            <table:table-cell office:value-type="string">
              <text:p><text:span>This cell contains nested table.</text:span></text:p>
              <table:table table:name="98785c" table:style="98785c">
                <table:table-column table:number-columns-repeated="1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P1"><text:span text:style-name="oneUserDefinedStyle">"The greatest accomplishment is not in never falling, but in rising again after you fall." (Vince Lombardi)</text:span></text:p>
        <text:p><text:span text:style-name="T4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3bf3dc" style:family="table">
      <style:table-properties style:rel-width="100" table:align="center"/>
    </style:style>
    <style:style style:name="0c9ba1" style:family="table">
      <style:table-properties style:rel-width="100" table:align="center"/>
    </style: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2-07T03:55:41.000</dc:date>
    <meta:generator>PHPWord</meta:generator>
    <meta:initial-creator/>
    <meta:creation-date>2017-02-07T03:55:41.000</meta:creation-date>
    <meta:keyword/>
    <meta:user-defined meta:name="Category"/>
    <meta:user-defined meta:name="Company"/>
    <meta:user-defined meta:name="Manager"/>
  </office:meta>
</office:document-meta>
</file>